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V Check" table:style-name="ta1">
        <table:shapes>
          <draw:frame draw:z-index="0" draw:style-name="gr1" draw:text-style-name="P1" svg:width="6.298in" svg:height="3.5453in" svg:x="1.1555in" svg:y="3.0717in">
            <draw:object draw:notify-on-update-of-ranges="'FOV Check'.A1:'FOV Check'.A12 'FOV Check'.B1:'FOV Check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00255174714766474" calcext:value-type="float">
            <text:p>0.00255174714766474</text:p>
          </table:table-cell>
          <table:table-cell office:value-type="float" office:value="0.0047389337991438" calcext:value-type="float">
            <text:p>0.0047389337991438</text:p>
          </table:table-cell>
          <table:table-cell/>
          <table:table-cell office:value-type="float" office:value="0.00312498982753356" calcext:value-type="float">
            <text:p>0.00312498982753356</text:p>
          </table:table-cell>
          <table:table-cell office:value-type="float" office:value="0.00416664255426352" calcext:value-type="float">
            <text:p>0.00416664255426352</text:p>
          </table:table-cell>
          <table:table-cell/>
          <table:table-cell table:formula="of:=[.D1]/[.A1]" office:value-type="float" office:value="1.22464713261007" calcext:value-type="float">
            <text:p>1.22464713261007</text:p>
          </table:table-cell>
          <table:table-cell table:formula="of:=[.E1]/[.B1]" office:value-type="float" office:value="0.87923628623306" calcext:value-type="float">
            <text:p>0.879236286233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637938085003691" calcext:value-type="float">
            <text:p>-0.000637938085003691</text:p>
          </table:table-cell>
          <table:table-cell office:value-type="float" office:value="0.0106622768049011" calcext:value-type="float">
            <text:p>0.0106622768049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89551032751496" calcext:value-type="float">
            <text:p>0.00989551032751496</text:p>
          </table:table-cell>
          <table:table-cell/>
          <table:table-cell table:formula="of:=[.D2]/[.A2]" office:value-type="float" office:value="-0" calcext:value-type="float">
            <text:p>0</text:p>
          </table:table-cell>
          <table:table-cell table:formula="of:=[.E2]/[.B2]" office:value-type="float" office:value="0.928086046590567" calcext:value-type="float">
            <text:p>0.928086046590567</text:p>
          </table:table-cell>
          <table:table-cell table:number-columns-repeated="2"/>
        </table:table-row>
        <table:table-row table:style-name="ro1">
          <table:table-cell office:value-type="float" office:value="-0.0179059218922758" calcext:value-type="float">
            <text:p>-0.0179059218922758</text:p>
          </table:table-cell>
          <table:table-cell office:value-type="float" office:value="0.0068349454011136" calcext:value-type="float">
            <text:p>0.0068349454011136</text:p>
          </table:table-cell>
          <table:table-cell/>
          <table:table-cell office:value-type="float" office:value="-0.0171858078458974" calcext:value-type="float">
            <text:p>-0.0171858078458974</text:p>
          </table:table-cell>
          <table:table-cell office:value-type="float" office:value="0.00624991862169896" calcext:value-type="float">
            <text:p>0.00624991862169896</text:p>
          </table:table-cell>
          <table:table-cell/>
          <table:table-cell table:formula="of:=[.D3]/[.A3]" office:value-type="float" office:value="0.959783469920695" calcext:value-type="float">
            <text:p>0.959783469920695</text:p>
          </table:table-cell>
          <table:table-cell table:formula="of:=[.E3]/[.B3]" office:value-type="float" office:value="0.914406517523999" calcext:value-type="float">
            <text:p>0.914406517523999</text:p>
          </table:table-cell>
          <table:table-cell table:number-columns-repeated="2"/>
        </table:table-row>
        <table:table-row table:style-name="ro1">
          <table:table-cell office:value-type="float" office:value="-0.0248289182821667" calcext:value-type="float">
            <text:p>-0.0248289182821667</text:p>
          </table:table-cell>
          <table:table-cell office:value-type="float" office:value="-0.0163570984366958" calcext:value-type="float">
            <text:p>-0.0163570984366958</text:p>
          </table:table-cell>
          <table:table-cell/>
          <table:table-cell office:value-type="float" office:value="-0.0244742788768024" calcext:value-type="float">
            <text:p>-0.0244742788768024</text:p>
          </table:table-cell>
          <table:table-cell office:value-type="float" office:value="-0.0171858078458974" calcext:value-type="float">
            <text:p>-0.0171858078458974</text:p>
          </table:table-cell>
          <table:table-cell/>
          <table:table-cell table:formula="of:=[.D4]/[.A4]" office:value-type="float" office:value="0.985716679182958" calcext:value-type="float">
            <text:p>0.985716679182958</text:p>
          </table:table-cell>
          <table:table-cell table:formula="of:=[.E4]/[.B4]" office:value-type="float" office:value="1.05066359491623" calcext:value-type="float">
            <text:p>1.05066359491623</text:p>
          </table:table-cell>
          <table:table-cell table:number-columns-repeated="2"/>
        </table:table-row>
        <table:table-row table:style-name="ro1">
          <table:table-cell office:value-type="float" office:value="0.00236948020271849" calcext:value-type="float">
            <text:p>0.00236948020271849</text:p>
          </table:table-cell>
          <table:table-cell office:value-type="float" office:value="-0.0184980967955662" calcext:value-type="float">
            <text:p>-0.0184980967955662</text:p>
          </table:table-cell>
          <table:table-cell/>
          <table:table-cell office:value-type="float" office:value="0.00260416077981212" calcext:value-type="float">
            <text:p>0.00260416077981212</text:p>
          </table:table-cell>
          <table:table-cell office:value-type="float" office:value="-0.0192684483602763" calcext:value-type="float">
            <text:p>-0.0192684483602763</text:p>
          </table:table-cell>
          <table:table-cell/>
          <table:table-cell table:formula="of:=[.D5]/[.A5]" office:value-type="float" office:value="1.09904306304158" calcext:value-type="float">
            <text:p>1.09904306304158</text:p>
          </table:table-cell>
          <table:table-cell table:formula="of:=[.E5]/[.B5]" office:value-type="float" office:value="1.04164490937764" calcext:value-type="float">
            <text:p>1.04164490937764</text:p>
          </table:table-cell>
          <table:table-cell table:number-columns-repeated="2"/>
        </table:table-row>
        <table:table-row table:style-name="ro1">
          <table:table-cell office:value-type="float" office:value="0.0235993303252115" calcext:value-type="float">
            <text:p>0.0235993303252115</text:p>
          </table:table-cell>
          <table:table-cell office:value-type="float" office:value="-0.0233260787332124" calcext:value-type="float">
            <text:p>-0.0233260787332124</text:p>
          </table:table-cell>
          <table:table-cell/>
          <table:table-cell office:value-type="float" office:value="0.0244742788768024" calcext:value-type="float">
            <text:p>0.0244742788768024</text:p>
          </table:table-cell>
          <table:table-cell office:value-type="float" office:value="-0.0239537508697925" calcext:value-type="float">
            <text:p>-0.0239537508697925</text:p>
          </table:table-cell>
          <table:table-cell/>
          <table:table-cell table:formula="of:=[.D6]/[.A6]" office:value-type="float" office:value="1.03707514321524" calcext:value-type="float">
            <text:p>1.03707514321524</text:p>
          </table:table-cell>
          <table:table-cell table:formula="of:=[.E6]/[.B6]" office:value-type="float" office:value="1.02690860061646" calcext:value-type="float">
            <text:p>1.02690860061646</text:p>
          </table:table-cell>
          <table:table-cell table:number-columns-repeated="2"/>
        </table:table-row>
        <table:table-row table:style-name="ro1">
          <table:table-cell table:formula="of:=[.D1]*[.$J$1]" office:value-type="float" office:value="0.00312498982753356" calcext:value-type="float">
            <text:p>0.00312498982753356</text:p>
          </table:table-cell>
          <table:table-cell table:formula="of:=[.E1]*[.$J$1]" office:value-type="float" office:value="0.00416664255426352" calcext:value-type="float">
            <text:p>0.00416664255426352</text:p>
          </table:table-cell>
          <table:table-cell table:number-columns-repeated="8"/>
        </table:table-row>
        <table:table-row table:style-name="ro1">
          <table:table-cell table:formula="of:=[.D2]*[.$J$1]" office:value-type="float" office:value="0" calcext:value-type="float">
            <text:p>0</text:p>
          </table:table-cell>
          <table:table-cell table:formula="of:=[.E2]*[.$J$1]" office:value-type="float" office:value="0.00989551032751496" calcext:value-type="float">
            <text:p>0.00989551032751496</text:p>
          </table:table-cell>
          <table:table-cell table:number-columns-repeated="8"/>
        </table:table-row>
        <table:table-row table:style-name="ro1">
          <table:table-cell table:formula="of:=[.D3]*[.$J$1]" office:value-type="float" office:value="-0.0171858078458974" calcext:value-type="float">
            <text:p>-0.0171858078458974</text:p>
          </table:table-cell>
          <table:table-cell table:formula="of:=[.E3]*[.$J$1]" office:value-type="float" office:value="0.00624991862169896" calcext:value-type="float">
            <text:p>0.00624991862169896</text:p>
          </table:table-cell>
          <table:table-cell table:number-columns-repeated="8"/>
        </table:table-row>
        <table:table-row table:style-name="ro1">
          <table:table-cell table:formula="of:=[.D4]*[.$J$1]" office:value-type="float" office:value="-0.0244742788768024" calcext:value-type="float">
            <text:p>-0.0244742788768024</text:p>
          </table:table-cell>
          <table:table-cell table:formula="of:=[.E4]*[.$J$1]" office:value-type="float" office:value="-0.0171858078458974" calcext:value-type="float">
            <text:p>-0.0171858078458974</text:p>
          </table:table-cell>
          <table:table-cell table:number-columns-repeated="8"/>
        </table:table-row>
        <table:table-row table:style-name="ro1">
          <table:table-cell table:formula="of:=[.D5]*[.$J$1]" office:value-type="float" office:value="0.00260416077981212" calcext:value-type="float">
            <text:p>0.00260416077981212</text:p>
          </table:table-cell>
          <table:table-cell table:formula="of:=[.E5]*[.$J$1]" office:value-type="float" office:value="-0.0192684483602763" calcext:value-type="float">
            <text:p>-0.0192684483602763</text:p>
          </table:table-cell>
          <table:table-cell table:number-columns-repeated="8"/>
        </table:table-row>
        <table:table-row table:style-name="ro1">
          <table:table-cell table:formula="of:=[.D6]*[.$J$1]" office:value-type="float" office:value="0.0244742788768024" calcext:value-type="float">
            <text:p>0.0244742788768024</text:p>
          </table:table-cell>
          <table:table-cell table:formula="of:=[.E6]*[.$J$1]" office:value-type="float" office:value="-0.0239537508697925" calcext:value-type="float">
            <text:p>-0.0239537508697925</text:p>
          </table:table-cell>
          <table:table-cell table:number-columns-repeated="8"/>
        </table:table-row>
      </table:table>
      <table:table table:name="90 FOV Shot 1" table:style-name="ta1">
        <table:shapes>
          <draw:frame draw:z-index="0" draw:style-name="gr1" draw:text-style-name="P1" svg:width="7.6768in" svg:height="5.2626in" svg:x="1.6701in" svg:y="4.5602in">
            <draw:object draw:notify-on-update-of-ranges="'90 FOV Shot 1'.I8:'90 FOV Shot 1'.I13 '90 FOV Shot 1'.J7:'90 FOV Shot 1'.J7 '90 FOV Shot 1'.J8:'90 FOV Shot 1'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90" calcext:value-type="float">
            <text:p>90</text:p>
          </table:table-cell>
          <table:table-cell table:formula="of:=RADIANS([.B2])" office:value-type="float" office:value="1.5707963267949" calcext:value-type="float">
            <text:p>1.570796326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06.260204708312" calcext:value-type="float">
            <text:p>106.260204708312</text:p>
          </table:table-cell>
          <table:table-cell table:formula="of:=2*ATAN(TAN([.C2]/2)*([.B1]/[.C1])/(4/3))" office:value-type="float" office:value="1.85459043600322" calcext:value-type="float">
            <text:p>1.85459043600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3.739795291688" calcext:value-type="float">
            <text:p>73.739795291688</text:p>
          </table:table-cell>
          <table:table-cell table:formula="of:=2*ATAN(TAN([.C2]/2)*(3/4))" office:value-type="float" office:value="1.28700221758657" calcext:value-type="float">
            <text:p>1.2870022175865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A8]-[.$B$1]/2+[.C8]/2" office:value-type="float" office:value="3" calcext:value-type="float">
            <text:p>3</text:p>
          </table:table-cell>
          <table:table-cell table:formula="of:=-([.B8]-[.$C$1]/2+[.D8]/2)" office:value-type="float" office:value="4" calcext:value-type="float">
            <text:p>4</text:p>
          </table:table-cell>
          <table:table-cell/>
          <table:table-cell table:formula="of:=ATAN(TAN([.$C$3]/2)*2*([.F8]/[.$B$1]))" office:value-type="float" office:value="0.00312498982753356" calcext:value-type="float">
            <text:p>0.00312498982753356</text:p>
          </table:table-cell>
          <table:table-cell table:formula="of:=ATAN(TAN([.$C$4]/2)*2*([.G8]/[.$C$1]))" office:value-type="float" office:value="0.00416664255426352" calcext:value-type="float">
            <text:p>0.0041666425542635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08" calcext:value-type="float">
            <text:p>7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]-[.$B$1]/2+[.C9]/2" office:value-type="float" office:value="0" calcext:value-type="float">
            <text:p>0</text:p>
          </table:table-cell>
          <table:table-cell table:formula="of:=-([.B9]-[.$C$1]/2+[.D9]/2)" office:value-type="float" office:value="9.5" calcext:value-type="float">
            <text:p>9.5</text:p>
          </table:table-cell>
          <table:table-cell/>
          <table:table-cell table:formula="of:=ATAN(TAN([.$C$3]/2)*2*([.F9]/[.$B$1]))" office:value-type="float" office:value="0" calcext:value-type="float">
            <text:p>0</text:p>
          </table:table-cell>
          <table:table-cell table:formula="of:=ATAN(TAN([.$C$4]/2)*2*([.G9]/[.$C$1]))" office:value-type="float" office:value="0.00989551032751496" calcext:value-type="float">
            <text:p>0.0098955103275149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0]-[.$B$1]/2+[.C10]/2" office:value-type="float" office:value="-16.5" calcext:value-type="float">
            <text:p>-16.5</text:p>
          </table:table-cell>
          <table:table-cell table:formula="of:=-([.B10]-[.$C$1]/2+[.D10]/2)" office:value-type="float" office:value="6" calcext:value-type="float">
            <text:p>6</text:p>
          </table:table-cell>
          <table:table-cell/>
          <table:table-cell table:formula="of:=ATAN(TAN([.$C$3]/2)*2*([.F10]/[.$B$1]))" office:value-type="float" office:value="-0.0171858078458974" calcext:value-type="float">
            <text:p>-0.0171858078458974</text:p>
          </table:table-cell>
          <table:table-cell table:formula="of:=ATAN(TAN([.$C$4]/2)*2*([.G10]/[.$C$1]))" office:value-type="float" office:value="0.00624991862169896" calcext:value-type="float">
            <text:p>0.0062499186216989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1]-[.$B$1]/2+[.C11]/2" office:value-type="float" office:value="-23.5" calcext:value-type="float">
            <text:p>-23.5</text:p>
          </table:table-cell>
          <table:table-cell table:formula="of:=-([.B11]-[.$C$1]/2+[.D11]/2)" office:value-type="float" office:value="-16.5" calcext:value-type="float">
            <text:p>-16.5</text:p>
          </table:table-cell>
          <table:table-cell/>
          <table:table-cell table:formula="of:=ATAN(TAN([.$C$3]/2)*2*([.F11]/[.$B$1]))" office:value-type="float" office:value="-0.0244742788768024" calcext:value-type="float">
            <text:p>-0.0244742788768024</text:p>
          </table:table-cell>
          <table:table-cell table:formula="of:=ATAN(TAN([.$C$4]/2)*2*([.G11]/[.$C$1]))" office:value-type="float" office:value="-0.0171858078458974" calcext:value-type="float">
            <text:p>-0.01718580784589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12]-[.$B$1]/2+[.C12]/2" office:value-type="float" office:value="2.5" calcext:value-type="float">
            <text:p>2.5</text:p>
          </table:table-cell>
          <table:table-cell table:formula="of:=-([.B12]-[.$C$1]/2+[.D12]/2)" office:value-type="float" office:value="-18.5" calcext:value-type="float">
            <text:p>-18.5</text:p>
          </table:table-cell>
          <table:table-cell/>
          <table:table-cell table:formula="of:=ATAN(TAN([.$C$3]/2)*2*([.F12]/[.$B$1]))" office:value-type="float" office:value="0.00260416077981212" calcext:value-type="float">
            <text:p>0.00260416077981212</text:p>
          </table:table-cell>
          <table:table-cell table:formula="of:=ATAN(TAN([.$C$4]/2)*2*([.G12]/[.$C$1]))" office:value-type="float" office:value="-0.0192684483602763" calcext:value-type="float">
            <text:p>-0.019268448360276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]-[.$B$1]/2+[.C13]/2" office:value-type="float" office:value="23.5" calcext:value-type="float">
            <text:p>23.5</text:p>
          </table:table-cell>
          <table:table-cell table:formula="of:=-([.B13]-[.$C$1]/2+[.D13]/2)" office:value-type="float" office:value="-23" calcext:value-type="float">
            <text:p>-23</text:p>
          </table:table-cell>
          <table:table-cell/>
          <table:table-cell table:formula="of:=ATAN(TAN([.$C$3]/2)*2*([.F13]/[.$B$1]))" office:value-type="float" office:value="0.0244742788768024" calcext:value-type="float">
            <text:p>0.0244742788768024</text:p>
          </table:table-cell>
          <table:table-cell table:formula="of:=ATAN(TAN([.$C$4]/2)*2*([.G13]/[.$C$1]))" office:value-type="float" office:value="-0.0239537508697925" calcext:value-type="float">
            <text:p>-0.0239537508697925</text:p>
          </table:table-cell>
        </table:table-row>
      </table:table>
      <table:table table:name="Shot 1" table:style-name="ta1">
        <table:shapes>
          <draw:frame draw:z-index="0" draw:style-name="gr1" draw:text-style-name="P1" svg:width="7.6768in" svg:height="5.2626in" svg:x="1.6701in" svg:y="4.5602in">
            <draw:object draw:notify-on-update-of-ranges="'Shot 1'.I8:'Shot 1'.I16 'Shot 1'.J7:'Shot 1'.J7 'Shot 1'.J8:'Shot 1'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8]-[.$B$1]/2+[.C8]/2" office:value-type="float" office:value="55.5" calcext:value-type="float">
            <text:p>55.5</text:p>
          </table:table-cell>
          <table:table-cell table:formula="of:=-([.B8]-[.$C$1]/2+[.D8]/2)" office:value-type="float" office:value="244.5" calcext:value-type="float">
            <text:p>244.5</text:p>
          </table:table-cell>
          <table:table-cell/>
          <table:table-cell table:formula="of:=ATAN(TAN([.$C$3]/2)*2*([.F8]/[.$B$1]))" office:value-type="float" office:value="0.00505789522877976" calcext:value-type="float">
            <text:p>0.00505789522877976</text:p>
          </table:table-cell>
          <table:table-cell table:formula="of:=ATAN(TAN([.$C$4]/2)*2*([.G8]/[.$C$1]))" office:value-type="float" office:value="0.0222785823780484" calcext:value-type="float">
            <text:p>0.0222785823780484</text:p>
          </table:table-cell>
          <table:table-cell/>
          <table:table-cell table:formula="of:=[.$C$3]/[.$B$1]*[.F8]" office:value-type="float" office:value="0.00503518176276342" calcext:value-type="float">
            <text:p>0.00503518176276342</text:p>
          </table:table-cell>
          <table:table-cell table:formula="of:=[.$C$4]/[.$C$1]*[.G8]" office:value-type="float" office:value="0.0222503723966098" calcext:value-type="float">
            <text:p>0.022250372396609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58" calcext:value-type="float">
            <text:p>45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9]-[.$B$1]/2+[.C9]/2" office:value-type="float" office:value="325" calcext:value-type="float">
            <text:p>325</text:p>
          </table:table-cell>
          <table:table-cell table:formula="of:=-([.B9]-[.$C$1]/2+[.D9]/2)" office:value-type="float" office:value="237.5" calcext:value-type="float">
            <text:p>237.5</text:p>
          </table:table-cell>
          <table:table-cell/>
          <table:table-cell table:formula="of:=ATAN(TAN([.$C$3]/2)*2*([.F9]/[.$B$1]))" office:value-type="float" office:value="0.0296099014718313" calcext:value-type="float">
            <text:p>0.0296099014718313</text:p>
          </table:table-cell>
          <table:table-cell table:formula="of:=ATAN(TAN([.$C$4]/2)*2*([.G9]/[.$C$1]))" office:value-type="float" office:value="0.021640951812492" calcext:value-type="float">
            <text:p>0.021640951812492</text:p>
          </table:table-cell>
          <table:table-cell/>
          <table:table-cell table:formula="of:=[.$C$3]/[.$B$1]*[.F9]" office:value-type="float" office:value="0.0294852986107768" calcext:value-type="float">
            <text:p>0.0294852986107768</text:p>
          </table:table-cell>
          <table:table-cell table:formula="of:=[.$C$4]/[.$C$1]*[.G9]" office:value-type="float" office:value="0.0216133474200198" calcext:value-type="float">
            <text:p>0.021613347420019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27" calcext:value-type="float">
            <text:p>52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0]-[.$B$1]/2+[.C10]/2" office:value-type="float" office:value="100" calcext:value-type="float">
            <text:p>100</text:p>
          </table:table-cell>
          <table:table-cell table:formula="of:=-([.B10]-[.$C$1]/2+[.D10]/2)" office:value-type="float" office:value="168.5" calcext:value-type="float">
            <text:p>168.5</text:p>
          </table:table-cell>
          <table:table-cell/>
          <table:table-cell table:formula="of:=ATAN(TAN([.$C$3]/2)*2*([.F10]/[.$B$1]))" office:value-type="float" office:value="0.00911315016136349" calcext:value-type="float">
            <text:p>0.00911315016136349</text:p>
          </table:table-cell>
          <table:table-cell table:formula="of:=ATAN(TAN([.$C$4]/2)*2*([.G10]/[.$C$1]))" office:value-type="float" office:value="0.0153548762643573" calcext:value-type="float">
            <text:p>0.0153548762643573</text:p>
          </table:table-cell>
          <table:table-cell/>
          <table:table-cell table:formula="of:=[.$C$3]/[.$B$1]*[.F10]" office:value-type="float" office:value="0.00907239957254671" calcext:value-type="float">
            <text:p>0.00907239957254671</text:p>
          </table:table-cell>
          <table:table-cell table:formula="of:=[.$C$4]/[.$C$1]*[.G10]" office:value-type="float" office:value="0.0153341012222035" calcext:value-type="float">
            <text:p>0.015334101222203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93" calcext:value-type="float">
            <text:p>59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1]-[.$B$1]/2+[.C11]/2" office:value-type="float" office:value="-55" calcext:value-type="float">
            <text:p>-55</text:p>
          </table:table-cell>
          <table:table-cell table:formula="of:=-([.B11]-[.$C$1]/2+[.D11]/2)" office:value-type="float" office:value="102.5" calcext:value-type="float">
            <text:p>102.5</text:p>
          </table:table-cell>
          <table:table-cell/>
          <table:table-cell table:formula="of:=ATAN(TAN([.$C$3]/2)*2*([.F11]/[.$B$1]))" office:value-type="float" office:value="-0.00501232937175591" calcext:value-type="float">
            <text:p>-0.00501232937175591</text:p>
          </table:table-cell>
          <table:table-cell table:formula="of:=ATAN(TAN([.$C$4]/2)*2*([.G11]/[.$C$1]))" office:value-type="float" office:value="0.00934096582463589" calcext:value-type="float">
            <text:p>0.00934096582463589</text:p>
          </table:table-cell>
          <table:table-cell/>
          <table:table-cell table:formula="of:=[.$C$3]/[.$B$1]*[.F11]" office:value-type="float" office:value="-0.00498981976490069" calcext:value-type="float">
            <text:p>-0.00498981976490069</text:p>
          </table:table-cell>
          <table:table-cell table:formula="of:=[.$C$4]/[.$C$1]*[.G11]" office:value-type="float" office:value="0.00932786572864011" calcext:value-type="float">
            <text:p>0.0093278657286401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2]-[.$B$1]/2+[.C12]/2" office:value-type="float" office:value="35.5" calcext:value-type="float">
            <text:p>35.5</text:p>
          </table:table-cell>
          <table:table-cell table:formula="of:=-([.B12]-[.$C$1]/2+[.D12]/2)" office:value-type="float" office:value="52.5" calcext:value-type="float">
            <text:p>52.5</text:p>
          </table:table-cell>
          <table:table-cell/>
          <table:table-cell table:formula="of:=ATAN(TAN([.$C$3]/2)*2*([.F12]/[.$B$1]))" office:value-type="float" office:value="0.00323524658234011" calcext:value-type="float">
            <text:p>0.00323524658234011</text:p>
          </table:table-cell>
          <table:table-cell table:formula="of:=ATAN(TAN([.$C$4]/2)*2*([.G12]/[.$C$1]))" office:value-type="float" office:value="0.0047844997782128" calcext:value-type="float">
            <text:p>0.0047844997782128</text:p>
          </table:table-cell>
          <table:table-cell/>
          <table:table-cell table:formula="of:=[.$C$3]/[.$B$1]*[.F12]" office:value-type="float" office:value="0.00322070184825408" calcext:value-type="float">
            <text:p>0.00322070184825408</text:p>
          </table:table-cell>
          <table:table-cell table:formula="of:=[.$C$4]/[.$C$1]*[.G12]" office:value-type="float" office:value="0.00477768732442542" calcext:value-type="float">
            <text:p>0.0047776873244254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78" calcext:value-type="float">
            <text:p>67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3]-[.$B$1]/2+[.C13]/2" office:value-type="float" office:value="39.5" calcext:value-type="float">
            <text:p>39.5</text:p>
          </table:table-cell>
          <table:table-cell table:formula="of:=-([.B13]-[.$C$1]/2+[.D13]/2)" office:value-type="float" office:value="17" calcext:value-type="float">
            <text:p>17</text:p>
          </table:table-cell>
          <table:table-cell/>
          <table:table-cell table:formula="of:=ATAN(TAN([.$C$3]/2)*2*([.F13]/[.$B$1]))" office:value-type="float" office:value="0.00359977841878467" calcext:value-type="float">
            <text:p>0.00359977841878467</text:p>
          </table:table-cell>
          <table:table-cell table:formula="of:=ATAN(TAN([.$C$4]/2)*2*([.G13]/[.$C$1]))" office:value-type="float" office:value="0.00154927717704782" calcext:value-type="float">
            <text:p>0.00154927717704782</text:p>
          </table:table-cell>
          <table:table-cell/>
          <table:table-cell table:formula="of:=[.$C$3]/[.$B$1]*[.F13]" office:value-type="float" office:value="0.00358359783115595" calcext:value-type="float">
            <text:p>0.00358359783115595</text:p>
          </table:table-cell>
          <table:table-cell table:formula="of:=[.$C$4]/[.$C$1]*[.G13]" office:value-type="float" office:value="0.00154706065743299" calcext:value-type="float">
            <text:p>0.0015470606574329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4]-[.$B$1]/2+[.C14]/2" office:value-type="float" office:value="301.5" calcext:value-type="float">
            <text:p>301.5</text:p>
          </table:table-cell>
          <table:table-cell table:formula="of:=-([.B14]-[.$C$1]/2+[.D14]/2)" office:value-type="float" office:value="-22.5" calcext:value-type="float">
            <text:p>-22.5</text:p>
          </table:table-cell>
          <table:table-cell/>
          <table:table-cell table:formula="of:=ATAN(TAN([.$C$3]/2)*2*([.F14]/[.$B$1]))" office:value-type="float" office:value="0.0274699966759703" calcext:value-type="float">
            <text:p>0.0274699966759703</text:p>
          </table:table-cell>
          <table:table-cell table:formula="of:=ATAN(TAN([.$C$4]/2)*2*([.G14]/[.$C$1]))" office:value-type="float" office:value="-0.00205051267752061" calcext:value-type="float">
            <text:p>-0.00205051267752061</text:p>
          </table:table-cell>
          <table:table-cell/>
          <table:table-cell table:formula="of:=[.$C$3]/[.$B$1]*[.F14]" office:value-type="float" office:value="0.0273532847112283" calcext:value-type="float">
            <text:p>0.0273532847112283</text:p>
          </table:table-cell>
          <table:table-cell table:formula="of:=[.$C$4]/[.$C$1]*[.G14]" office:value-type="float" office:value="-0.00204758028189661" calcext:value-type="float">
            <text:p>-0.0020475802818966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5]-[.$B$1]/2+[.C15]/2" office:value-type="float" office:value="-208.5" calcext:value-type="float">
            <text:p>-208.5</text:p>
          </table:table-cell>
          <table:table-cell table:formula="of:=-([.B15]-[.$C$1]/2+[.D15]/2)" office:value-type="float" office:value="-286.5" calcext:value-type="float">
            <text:p>-286.5</text:p>
          </table:table-cell>
          <table:table-cell/>
          <table:table-cell table:formula="of:=ATAN(TAN([.$C$3]/2)*2*([.F15]/[.$B$1]))" office:value-type="float" office:value="-0.0189991577501204" calcext:value-type="float">
            <text:p>-0.0189991577501204</text:p>
          </table:table-cell>
          <table:table-cell table:formula="of:=ATAN(TAN([.$C$4]/2)*2*([.G15]/[.$C$1]))" office:value-type="float" office:value="-0.0261039671745708" calcext:value-type="float">
            <text:p>-0.0261039671745708</text:p>
          </table:table-cell>
          <table:table-cell/>
          <table:table-cell table:formula="of:=[.$C$3]/[.$B$1]*[.F15]" office:value-type="float" office:value="-0.0189159531087599" calcext:value-type="float">
            <text:p>-0.0189159531087599</text:p>
          </table:table-cell>
          <table:table-cell table:formula="of:=[.$C$4]/[.$C$1]*[.G15]" office:value-type="float" office:value="-0.0260725222561502" calcext:value-type="float">
            <text:p>-0.0260725222561502</text:p>
          </table:table-cell>
        </table:table-row>
      </table:table>
      <table:table table:name="Shot 2" table:style-name="ta1">
        <table:shapes>
          <draw:frame draw:z-index="0" draw:style-name="gr1" draw:text-style-name="P1" svg:width="7.6768in" svg:height="5.2626in" svg:x="1.6701in" svg:y="4.5602in">
            <draw:object draw:notify-on-update-of-ranges="'Shot 2'.I8:'Shot 2'.I16 'Shot 2'.J7:'Shot 2'.J7 'Shot 2'.J8:'Shot 2'.J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253" calcext:value-type="float">
            <text:p>253</text:p>
          </table:table-cell>
          <table:table-cell table:formula="of:=-([.B8]-[.$C$1]/2+[.D8]/2)" office:value-type="float" office:value="367" calcext:value-type="float">
            <text:p>367</text:p>
          </table:table-cell>
          <table:table-cell/>
          <table:table-cell table:formula="of:=ATAN(TAN([.$C$3]/2)*2*([.F8]/[.$B$1]))" office:value-type="float" office:value="0.023052823657187" calcext:value-type="float">
            <text:p>0.023052823657187</text:p>
          </table:table-cell>
          <table:table-cell table:formula="of:=ATAN(TAN([.$C$4]/2)*2*([.G8]/[.$C$1]))" office:value-type="float" office:value="0.0334337238608277" calcext:value-type="float">
            <text:p>0.0334337238608277</text:p>
          </table:table-cell>
          <table:table-cell/>
          <table:table-cell table:formula="of:=[.$C$3]/[.$B$1]*[.F8]" office:value-type="float" office:value="0.0229531709185432" calcext:value-type="float">
            <text:p>0.0229531709185432</text:p>
          </table:table-cell>
          <table:table-cell table:formula="of:=[.$C$4]/[.$C$1]*[.G8]" office:value-type="float" office:value="0.0333983094869358" calcext:value-type="float">
            <text:p>0.033398309486935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31" calcext:value-type="float">
            <text:p>31</text:p>
          </table:table-cell>
          <table:table-cell table:formula="of:=-([.B9]-[.$C$1]/2+[.D9]/2)" office:value-type="float" office:value="349" calcext:value-type="float">
            <text:p>349</text:p>
          </table:table-cell>
          <table:table-cell/>
          <table:table-cell table:formula="of:=ATAN(TAN([.$C$3]/2)*2*([.F9]/[.$B$1]))" office:value-type="float" office:value="0.0028251472434036" calcext:value-type="float">
            <text:p>0.0028251472434036</text:p>
          </table:table-cell>
          <table:table-cell table:formula="of:=ATAN(TAN([.$C$4]/2)*2*([.G9]/[.$C$1]))" office:value-type="float" office:value="0.0317950560731181" calcext:value-type="float">
            <text:p>0.0317950560731181</text:p>
          </table:table-cell>
          <table:table-cell/>
          <table:table-cell table:formula="of:=[.$C$3]/[.$B$1]*[.F9]" office:value-type="float" office:value="0.00281244386748948" calcext:value-type="float">
            <text:p>0.00281244386748948</text:p>
          </table:table-cell>
          <table:table-cell table:formula="of:=[.$C$4]/[.$C$1]*[.G9]" office:value-type="float" office:value="0.0317602452614185" calcext:value-type="float">
            <text:p>0.031760245261418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0]-[.$B$1]/2+[.C10]/2" office:value-type="float" office:value="148.5" calcext:value-type="float">
            <text:p>148.5</text:p>
          </table:table-cell>
          <table:table-cell table:formula="of:=-([.B10]-[.$C$1]/2+[.D10]/2)" office:value-type="float" office:value="57.5" calcext:value-type="float">
            <text:p>57.5</text:p>
          </table:table-cell>
          <table:table-cell/>
          <table:table-cell table:formula="of:=ATAN(TAN([.$C$3]/2)*2*([.F10]/[.$B$1]))" office:value-type="float" office:value="0.0135325765022443" calcext:value-type="float">
            <text:p>0.0135325765022443</text:p>
          </table:table-cell>
          <table:table-cell table:formula="of:=ATAN(TAN([.$C$4]/2)*2*([.G10]/[.$C$1]))" office:value-type="float" office:value="0.00524015844495268" calcext:value-type="float">
            <text:p>0.00524015844495268</text:p>
          </table:table-cell>
          <table:table-cell/>
          <table:table-cell table:formula="of:=[.$C$3]/[.$B$1]*[.F10]" office:value-type="float" office:value="0.0134725133652319" calcext:value-type="float">
            <text:p>0.0134725133652319</text:p>
          </table:table-cell>
          <table:table-cell table:formula="of:=[.$C$4]/[.$C$1]*[.G10]" office:value-type="float" office:value="0.00523270516484689" calcext:value-type="float">
            <text:p>0.0052327051648468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-27" calcext:value-type="float">
            <text:p>-27</text:p>
          </table:table-cell>
          <table:table-cell table:formula="of:=-([.B11]-[.$C$1]/2+[.D11]/2)" office:value-type="float" office:value="11" calcext:value-type="float">
            <text:p>11</text:p>
          </table:table-cell>
          <table:table-cell/>
          <table:table-cell table:formula="of:=ATAN(TAN([.$C$3]/2)*2*([.F11]/[.$B$1]))" office:value-type="float" office:value="-0.00246061369562782" calcext:value-type="float">
            <text:p>-0.00246061369562782</text:p>
          </table:table-cell>
          <table:table-cell table:formula="of:=ATAN(TAN([.$C$4]/2)*2*([.G11]/[.$C$1]))" office:value-type="float" office:value="0.00100247393375435" calcext:value-type="float">
            <text:p>0.00100247393375435</text:p>
          </table:table-cell>
          <table:table-cell/>
          <table:table-cell table:formula="of:=[.$C$3]/[.$B$1]*[.F11]" office:value-type="float" office:value="-0.00244954788458761" calcext:value-type="float">
            <text:p>-0.00244954788458761</text:p>
          </table:table-cell>
          <table:table-cell table:formula="of:=[.$C$4]/[.$C$1]*[.G11]" office:value-type="float" office:value="0.00100103924892723" calcext:value-type="float">
            <text:p>0.0010010392489272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65" calcext:value-type="float">
            <text:p>-65</text:p>
          </table:table-cell>
          <table:table-cell table:formula="of:=-([.B12]-[.$C$1]/2+[.D12]/2)" office:value-type="float" office:value="-13" calcext:value-type="float">
            <text:p>-13</text:p>
          </table:table-cell>
          <table:table-cell/>
          <table:table-cell table:formula="of:=ATAN(TAN([.$C$3]/2)*2*([.F12]/[.$B$1]))" office:value-type="float" office:value="-0.00592364230597101" calcext:value-type="float">
            <text:p>-0.00592364230597101</text:p>
          </table:table-cell>
          <table:table-cell table:formula="of:=ATAN(TAN([.$C$4]/2)*2*([.G12]/[.$C$1]))" office:value-type="float" office:value="-0.00118474176427358" calcext:value-type="float">
            <text:p>-0.00118474176427358</text:p>
          </table:table-cell>
          <table:table-cell/>
          <table:table-cell table:formula="of:=[.$C$3]/[.$B$1]*[.F12]" office:value-type="float" office:value="-0.00589705972215536" calcext:value-type="float">
            <text:p>-0.00589705972215536</text:p>
          </table:table-cell>
          <table:table-cell table:formula="of:=[.$C$4]/[.$C$1]*[.G12]" office:value-type="float" office:value="-0.00118304638509582" calcext:value-type="float">
            <text:p>-0.0011830463850958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22" calcext:value-type="float">
            <text:p>72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3]-[.$B$1]/2+[.C13]/2" office:value-type="float" office:value="-239" calcext:value-type="float">
            <text:p>-239</text:p>
          </table:table-cell>
          <table:table-cell table:formula="of:=-([.B13]-[.$C$1]/2+[.D13]/2)" office:value-type="float" office:value="-27.5" calcext:value-type="float">
            <text:p>-27.5</text:p>
          </table:table-cell>
          <table:table-cell/>
          <table:table-cell table:formula="of:=ATAN(TAN([.$C$3]/2)*2*([.F13]/[.$B$1]))" office:value-type="float" office:value="-0.0217775884329979" calcext:value-type="float">
            <text:p>-0.0217775884329979</text:p>
          </table:table-cell>
          <table:table-cell table:formula="of:=ATAN(TAN([.$C$4]/2)*2*([.G13]/[.$C$1]))" office:value-type="float" office:value="-0.00250618042684994" calcext:value-type="float">
            <text:p>-0.00250618042684994</text:p>
          </table:table-cell>
          <table:table-cell/>
          <table:table-cell table:formula="of:=[.$C$3]/[.$B$1]*[.F13]" office:value-type="float" office:value="-0.0216830349783866" calcext:value-type="float">
            <text:p>-0.0216830349783866</text:p>
          </table:table-cell>
          <table:table-cell table:formula="of:=[.$C$4]/[.$C$1]*[.G13]" office:value-type="float" office:value="-0.00250259812231808" calcext:value-type="float">
            <text:p>-0.0025025981223180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86" calcext:value-type="float">
            <text:p>78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182" calcext:value-type="float">
            <text:p>-182</text:p>
          </table:table-cell>
          <table:table-cell table:formula="of:=-([.B14]-[.$C$1]/2+[.D14]/2)" office:value-type="float" office:value="-91" calcext:value-type="float">
            <text:p>-91</text:p>
          </table:table-cell>
          <table:table-cell/>
          <table:table-cell table:formula="of:=ATAN(TAN([.$C$3]/2)*2*([.F14]/[.$B$1]))" office:value-type="float" office:value="-0.0165848716924282" calcext:value-type="float">
            <text:p>-0.0165848716924282</text:p>
          </table:table-cell>
          <table:table-cell table:formula="of:=ATAN(TAN([.$C$4]/2)*2*([.G14]/[.$C$1]))" office:value-type="float" office:value="-0.00829300611056794" calcext:value-type="float">
            <text:p>-0.00829300611056794</text:p>
          </table:table-cell>
          <table:table-cell/>
          <table:table-cell table:formula="of:=[.$C$3]/[.$B$1]*[.F14]" office:value-type="float" office:value="-0.016511767222035" calcext:value-type="float">
            <text:p>-0.016511767222035</text:p>
          </table:table-cell>
          <table:table-cell table:formula="of:=[.$C$4]/[.$C$1]*[.G14]" office:value-type="float" office:value="-0.00828132469567073" calcext:value-type="float">
            <text:p>-0.0082813246956707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11" calcext:value-type="float">
            <text:p>11</text:p>
          </table:table-cell>
          <table:table-cell table:formula="of:=-([.B15]-[.$C$1]/2+[.D15]/2)" office:value-type="float" office:value="-305" calcext:value-type="float">
            <text:p>-305</text:p>
          </table:table-cell>
          <table:table-cell/>
          <table:table-cell table:formula="of:=ATAN(TAN([.$C$3]/2)*2*([.F15]/[.$B$1]))" office:value-type="float" office:value="0.00100247393375435" calcext:value-type="float">
            <text:p>0.00100247393375435</text:p>
          </table:table-cell>
          <table:table-cell table:formula="of:=ATAN(TAN([.$C$4]/2)*2*([.G15]/[.$C$1]))" office:value-type="float" office:value="-0.02778872232589" calcext:value-type="float">
            <text:p>-0.02778872232589</text:p>
          </table:table-cell>
          <table:table-cell/>
          <table:table-cell table:formula="of:=[.$C$3]/[.$B$1]*[.F15]" office:value-type="float" office:value="0.000997963952980138" calcext:value-type="float">
            <text:p>0.000997963952980138</text:p>
          </table:table-cell>
          <table:table-cell table:formula="of:=[.$C$4]/[.$C$1]*[.G15]" office:value-type="float" office:value="-0.0277560882657096" calcext:value-type="float">
            <text:p>-0.0277560882657096</text:p>
          </table:table-cell>
        </table:table-row>
      </table:table>
      <table:table table:name="Shot 3" table:style-name="ta1">
        <table:shapes>
          <draw:frame draw:z-index="0" draw:style-name="gr1" draw:text-style-name="P1" svg:width="7.6768in" svg:height="5.2626in" svg:x="1.6701in" svg:y="4.5602in">
            <draw:object draw:notify-on-update-of-ranges="'Shot 3'.I8:'Shot 3'.I16 'Shot 3'.J7:'Shot 3'.J7 'Shot 3'.J8:'Shot 3'.J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-203" calcext:value-type="float">
            <text:p>-203</text:p>
          </table:table-cell>
          <table:table-cell table:formula="of:=-([.B8]-[.$C$1]/2+[.D8]/2)" office:value-type="float" office:value="113" calcext:value-type="float">
            <text:p>113</text:p>
          </table:table-cell>
          <table:table-cell/>
          <table:table-cell table:formula="of:=ATAN(TAN([.$C$3]/2)*2*([.F8]/[.$B$1]))" office:value-type="float" office:value="-0.0184980967955662" calcext:value-type="float">
            <text:p>-0.0184980967955662</text:p>
          </table:table-cell>
          <table:table-cell table:formula="of:=ATAN(TAN([.$C$4]/2)*2*([.G8]/[.$C$1]))" office:value-type="float" office:value="0.0102977807468128" calcext:value-type="float">
            <text:p>0.0102977807468128</text:p>
          </table:table-cell>
          <table:table-cell/>
          <table:table-cell table:formula="of:=[.$C$3]/[.$B$1]*[.F8]" office:value-type="float" office:value="-0.0184169711322698" calcext:value-type="float">
            <text:p>-0.0184169711322698</text:p>
          </table:table-cell>
          <table:table-cell table:formula="of:=[.$C$4]/[.$C$1]*[.G8]" office:value-type="float" office:value="0.0102834031935252" calcext:value-type="float">
            <text:p>0.010283403193525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-7" calcext:value-type="float">
            <text:p>-7</text:p>
          </table:table-cell>
          <table:table-cell table:formula="of:=-([.B9]-[.$C$1]/2+[.D9]/2)" office:value-type="float" office:value="107" calcext:value-type="float">
            <text:p>107</text:p>
          </table:table-cell>
          <table:table-cell/>
          <table:table-cell table:formula="of:=ATAN(TAN([.$C$3]/2)*2*([.F9]/[.$B$1]))" office:value-type="float" office:value="-0.000637938085003691" calcext:value-type="float">
            <text:p>-0.000637938085003691</text:p>
          </table:table-cell>
          <table:table-cell table:formula="of:=ATAN(TAN([.$C$4]/2)*2*([.G9]/[.$C$1]))" office:value-type="float" office:value="0.0097510315592077" calcext:value-type="float">
            <text:p>0.0097510315592077</text:p>
          </table:table-cell>
          <table:table-cell/>
          <table:table-cell table:formula="of:=[.$C$3]/[.$B$1]*[.F9]" office:value-type="float" office:value="-0.00063506797007827" calcext:value-type="float">
            <text:p>-0.00063506797007827</text:p>
          </table:table-cell>
          <table:table-cell table:formula="of:=[.$C$4]/[.$C$1]*[.G9]" office:value-type="float" office:value="0.00973738178501944" calcext:value-type="float">
            <text:p>0.0097373817850194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88" calcext:value-type="float">
            <text:p>58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0]-[.$B$1]/2+[.C10]/2" office:value-type="float" office:value="138" calcext:value-type="float">
            <text:p>138</text:p>
          </table:table-cell>
          <table:table-cell table:formula="of:=-([.B10]-[.$C$1]/2+[.D10]/2)" office:value-type="float" office:value="107" calcext:value-type="float">
            <text:p>107</text:p>
          </table:table-cell>
          <table:table-cell/>
          <table:table-cell table:formula="of:=ATAN(TAN([.$C$3]/2)*2*([.F10]/[.$B$1]))" office:value-type="float" office:value="0.0125758323774066" calcext:value-type="float">
            <text:p>0.0125758323774066</text:p>
          </table:table-cell>
          <table:table-cell table:formula="of:=ATAN(TAN([.$C$4]/2)*2*([.G10]/[.$C$1]))" office:value-type="float" office:value="0.0097510315592077" calcext:value-type="float">
            <text:p>0.0097510315592077</text:p>
          </table:table-cell>
          <table:table-cell/>
          <table:table-cell table:formula="of:=[.$C$3]/[.$B$1]*[.F10]" office:value-type="float" office:value="0.0125199114101145" calcext:value-type="float">
            <text:p>0.0125199114101145</text:p>
          </table:table-cell>
          <table:table-cell table:formula="of:=[.$C$4]/[.$C$1]*[.G10]" office:value-type="float" office:value="0.00973738178501944" calcext:value-type="float">
            <text:p>0.0097373817850194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297" calcext:value-type="float">
            <text:p>297</text:p>
          </table:table-cell>
          <table:table-cell table:formula="of:=-([.B11]-[.$C$1]/2+[.D11]/2)" office:value-type="float" office:value="101" calcext:value-type="float">
            <text:p>101</text:p>
          </table:table-cell>
          <table:table-cell/>
          <table:table-cell table:formula="of:=ATAN(TAN([.$C$3]/2)*2*([.F11]/[.$B$1]))" office:value-type="float" office:value="0.027060198360627" calcext:value-type="float">
            <text:p>0.027060198360627</text:p>
          </table:table-cell>
          <table:table-cell table:formula="of:=ATAN(TAN([.$C$4]/2)*2*([.G11]/[.$C$1]))" office:value-type="float" office:value="0.00920427654151333" calcext:value-type="float">
            <text:p>0.00920427654151333</text:p>
          </table:table-cell>
          <table:table-cell/>
          <table:table-cell table:formula="of:=[.$C$3]/[.$B$1]*[.F11]" office:value-type="float" office:value="0.0269450267304637" calcext:value-type="float">
            <text:p>0.0269450267304637</text:p>
          </table:table-cell>
          <table:table-cell table:formula="of:=[.$C$4]/[.$C$1]*[.G11]" office:value-type="float" office:value="0.00919136037651367" calcext:value-type="float">
            <text:p>0.0091913603765136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371" calcext:value-type="float">
            <text:p>371</text:p>
          </table:table-cell>
          <table:table-cell table:formula="of:=-([.B12]-[.$C$1]/2+[.D12]/2)" office:value-type="float" office:value="63" calcext:value-type="float">
            <text:p>63</text:p>
          </table:table-cell>
          <table:table-cell/>
          <table:table-cell table:formula="of:=ATAN(TAN([.$C$3]/2)*2*([.F12]/[.$B$1]))" office:value-type="float" office:value="0.0337978481764853" calcext:value-type="float">
            <text:p>0.0337978481764853</text:p>
          </table:table-cell>
          <table:table-cell table:formula="of:=ATAN(TAN([.$C$4]/2)*2*([.G12]/[.$C$1]))" office:value-type="float" office:value="0.0057413804578219" calcext:value-type="float">
            <text:p>0.0057413804578219</text:p>
          </table:table-cell>
          <table:table-cell/>
          <table:table-cell table:formula="of:=[.$C$3]/[.$B$1]*[.F12]" office:value-type="float" office:value="0.0336586024141483" calcext:value-type="float">
            <text:p>0.0336586024141483</text:p>
          </table:table-cell>
          <table:table-cell table:formula="of:=[.$C$4]/[.$C$1]*[.G12]" office:value-type="float" office:value="0.00573322478931051" calcext:value-type="float">
            <text:p>0.0057332247893105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3]-[.$B$1]/2+[.C13]/2" office:value-type="float" office:value="7" calcext:value-type="float">
            <text:p>7</text:p>
          </table:table-cell>
          <table:table-cell table:formula="of:=-([.B13]-[.$C$1]/2+[.D13]/2)" office:value-type="float" office:value="14" calcext:value-type="float">
            <text:p>14</text:p>
          </table:table-cell>
          <table:table-cell/>
          <table:table-cell table:formula="of:=ATAN(TAN([.$C$3]/2)*2*([.F13]/[.$B$1]))" office:value-type="float" office:value="0.000637938085003691" calcext:value-type="float">
            <text:p>0.000637938085003691</text:p>
          </table:table-cell>
          <table:table-cell table:formula="of:=ATAN(TAN([.$C$4]/2)*2*([.G13]/[.$C$1]))" office:value-type="float" office:value="0.00127587565077086" calcext:value-type="float">
            <text:p>0.00127587565077086</text:p>
          </table:table-cell>
          <table:table-cell/>
          <table:table-cell table:formula="of:=[.$C$3]/[.$B$1]*[.F13]" office:value-type="float" office:value="0.00063506797007827" calcext:value-type="float">
            <text:p>0.00063506797007827</text:p>
          </table:table-cell>
          <table:table-cell table:formula="of:=[.$C$4]/[.$C$1]*[.G13]" office:value-type="float" office:value="0.00127404995318011" calcext:value-type="float">
            <text:p>0.0012740499531801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-145" calcext:value-type="float">
            <text:p>-145</text:p>
          </table:table-cell>
          <table:table-cell table:formula="of:=-([.B14]-[.$C$1]/2+[.D14]/2)" office:value-type="float" office:value="-3" calcext:value-type="float">
            <text:p>-3</text:p>
          </table:table-cell>
          <table:table-cell/>
          <table:table-cell table:formula="of:=ATAN(TAN([.$C$3]/2)*2*([.F14]/[.$B$1]))" office:value-type="float" office:value="-0.0132136644603199" calcext:value-type="float">
            <text:p>-0.0132136644603199</text:p>
          </table:table-cell>
          <table:table-cell table:formula="of:=ATAN(TAN([.$C$4]/2)*2*([.G14]/[.$C$1]))" office:value-type="float" office:value="-0.000273402066706364" calcext:value-type="float">
            <text:p>-0.000273402066706364</text:p>
          </table:table-cell>
          <table:table-cell/>
          <table:table-cell table:formula="of:=[.$C$3]/[.$B$1]*[.F14]" office:value-type="float" office:value="-0.0131549793801927" calcext:value-type="float">
            <text:p>-0.0131549793801927</text:p>
          </table:table-cell>
          <table:table-cell table:formula="of:=[.$C$4]/[.$C$1]*[.G14]" office:value-type="float" office:value="-0.000273010704252881" calcext:value-type="float">
            <text:p>-0.00027301070425288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287" calcext:value-type="float">
            <text:p>-287</text:p>
          </table:table-cell>
          <table:table-cell table:formula="of:=-([.B15]-[.$C$1]/2+[.D15]/2)" office:value-type="float" office:value="-287" calcext:value-type="float">
            <text:p>-287</text:p>
          </table:table-cell>
          <table:table-cell/>
          <table:table-cell table:formula="of:=ATAN(TAN([.$C$3]/2)*2*([.F15]/[.$B$1]))" office:value-type="float" office:value="-0.0261495030895636" calcext:value-type="float">
            <text:p>-0.0261495030895636</text:p>
          </table:table-cell>
          <table:table-cell table:formula="of:=ATAN(TAN([.$C$4]/2)*2*([.G15]/[.$C$1]))" office:value-type="float" office:value="-0.0261495030895636" calcext:value-type="float">
            <text:p>-0.0261495030895636</text:p>
          </table:table-cell>
          <table:table-cell/>
          <table:table-cell table:formula="of:=[.$C$3]/[.$B$1]*[.F15]" office:value-type="float" office:value="-0.0260377867732091" calcext:value-type="float">
            <text:p>-0.0260377867732091</text:p>
          </table:table-cell>
          <table:table-cell table:formula="of:=[.$C$4]/[.$C$1]*[.G15]" office:value-type="float" office:value="-0.0261180240401923" calcext:value-type="float">
            <text:p>-0.0261180240401923</text:p>
          </table:table-cell>
        </table:table-row>
      </table:table>
      <table:table table:name="Shot 4" table:style-name="ta1">
        <table:shapes>
          <draw:frame draw:z-index="0" draw:style-name="gr1" draw:text-style-name="P1" svg:width="7.6768in" svg:height="5.2626in" svg:x="1.6701in" svg:y="4.5602in">
            <draw:object draw:notify-on-update-of-ranges="'Shot 4'.I8:'Shot 4'.I16 'Shot 4'.J7:'Shot 4'.J7 'Shot 4'.J8:'Shot 4'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32" calcext:value-type="float">
            <text:p>43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8]-[.$B$1]/2+[.C8]/2" office:value-type="float" office:value="-253" calcext:value-type="float">
            <text:p>-253</text:p>
          </table:table-cell>
          <table:table-cell table:formula="of:=-([.B8]-[.$C$1]/2+[.D8]/2)" office:value-type="float" office:value="262.5" calcext:value-type="float">
            <text:p>262.5</text:p>
          </table:table-cell>
          <table:table-cell/>
          <table:table-cell table:formula="of:=ATAN(TAN([.$C$3]/2)*2*([.F8]/[.$B$1]))" office:value-type="float" office:value="-0.023052823657187" calcext:value-type="float">
            <text:p>-0.023052823657187</text:p>
          </table:table-cell>
          <table:table-cell table:formula="of:=ATAN(TAN([.$C$4]/2)*2*([.G8]/[.$C$1]))" office:value-type="float" office:value="0.0239181193914395" calcext:value-type="float">
            <text:p>0.0239181193914395</text:p>
          </table:table-cell>
          <table:table-cell/>
          <table:table-cell table:formula="of:=[.$C$3]/[.$B$1]*[.F8]" office:value-type="float" office:value="-0.0229531709185432" calcext:value-type="float">
            <text:p>-0.0229531709185432</text:p>
          </table:table-cell>
          <table:table-cell table:formula="of:=[.$C$4]/[.$C$1]*[.G8]" office:value-type="float" office:value="0.0238884366221271" calcext:value-type="float">
            <text:p>0.023888436622127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9]-[.$B$1]/2+[.C9]/2" office:value-type="float" office:value="-215" calcext:value-type="float">
            <text:p>-215</text:p>
          </table:table-cell>
          <table:table-cell table:formula="of:=-([.B9]-[.$C$1]/2+[.D9]/2)" office:value-type="float" office:value="213" calcext:value-type="float">
            <text:p>213</text:p>
          </table:table-cell>
          <table:table-cell/>
          <table:table-cell table:formula="of:=ATAN(TAN([.$C$3]/2)*2*([.F9]/[.$B$1]))" office:value-type="float" office:value="-0.0195913083761089" calcext:value-type="float">
            <text:p>-0.0195913083761089</text:p>
          </table:table-cell>
          <table:table-cell table:formula="of:=ATAN(TAN([.$C$4]/2)*2*([.G9]/[.$C$1]))" office:value-type="float" office:value="0.0194091096277278" calcext:value-type="float">
            <text:p>0.0194091096277278</text:p>
          </table:table-cell>
          <table:table-cell/>
          <table:table-cell table:formula="of:=[.$C$3]/[.$B$1]*[.F9]" office:value-type="float" office:value="-0.0195056590809754" calcext:value-type="float">
            <text:p>-0.0195056590809754</text:p>
          </table:table-cell>
          <table:table-cell table:formula="of:=[.$C$4]/[.$C$1]*[.G9]" office:value-type="float" office:value="0.0193837600019546" calcext:value-type="float">
            <text:p>0.019383760001954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145" calcext:value-type="float">
            <text:p>-145</text:p>
          </table:table-cell>
          <table:table-cell table:formula="of:=-([.B10]-[.$C$1]/2+[.D10]/2)" office:value-type="float" office:value="109" calcext:value-type="float">
            <text:p>109</text:p>
          </table:table-cell>
          <table:table-cell/>
          <table:table-cell table:formula="of:=ATAN(TAN([.$C$3]/2)*2*([.F10]/[.$B$1]))" office:value-type="float" office:value="-0.0132136644603199" calcext:value-type="float">
            <text:p>-0.0132136644603199</text:p>
          </table:table-cell>
          <table:table-cell table:formula="of:=ATAN(TAN([.$C$4]/2)*2*([.G10]/[.$C$1]))" office:value-type="float" office:value="0.00993328195233511" calcext:value-type="float">
            <text:p>0.00993328195233511</text:p>
          </table:table-cell>
          <table:table-cell/>
          <table:table-cell table:formula="of:=[.$C$3]/[.$B$1]*[.F10]" office:value-type="float" office:value="-0.0131549793801927" calcext:value-type="float">
            <text:p>-0.0131549793801927</text:p>
          </table:table-cell>
          <table:table-cell table:formula="of:=[.$C$4]/[.$C$1]*[.G10]" office:value-type="float" office:value="0.00991938892118802" calcext:value-type="float">
            <text:p>0.0099193889211880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1]-[.$B$1]/2+[.C11]/2" office:value-type="float" office:value="61" calcext:value-type="float">
            <text:p>61</text:p>
          </table:table-cell>
          <table:table-cell table:formula="of:=-([.B11]-[.$C$1]/2+[.D11]/2)" office:value-type="float" office:value="23" calcext:value-type="float">
            <text:p>23</text:p>
          </table:table-cell>
          <table:table-cell/>
          <table:table-cell table:formula="of:=ATAN(TAN([.$C$3]/2)*2*([.F11]/[.$B$1]))" office:value-type="float" office:value="0.0055591182282176" calcext:value-type="float">
            <text:p>0.0055591182282176</text:p>
          </table:table-cell>
          <table:table-cell table:formula="of:=ATAN(TAN([.$C$4]/2)*2*([.G11]/[.$C$1]))" office:value-type="float" office:value="0.00209607949389371" calcext:value-type="float">
            <text:p>0.00209607949389371</text:p>
          </table:table-cell>
          <table:table-cell/>
          <table:table-cell table:formula="of:=[.$C$3]/[.$B$1]*[.F11]" office:value-type="float" office:value="0.00553416373925349" calcext:value-type="float">
            <text:p>0.00553416373925349</text:p>
          </table:table-cell>
          <table:table-cell table:formula="of:=[.$C$4]/[.$C$1]*[.G11]" office:value-type="float" office:value="0.00209308206593876" calcext:value-type="float">
            <text:p>0.0020930820659387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2]-[.$B$1]/2+[.C12]/2" office:value-type="float" office:value="-107" calcext:value-type="float">
            <text:p>-107</text:p>
          </table:table-cell>
          <table:table-cell table:formula="of:=-([.B12]-[.$C$1]/2+[.D12]/2)" office:value-type="float" office:value="5" calcext:value-type="float">
            <text:p>5</text:p>
          </table:table-cell>
          <table:table-cell/>
          <table:table-cell table:formula="of:=ATAN(TAN([.$C$3]/2)*2*([.F12]/[.$B$1]))" office:value-type="float" office:value="-0.0097510315592077" calcext:value-type="float">
            <text:p>-0.0097510315592077</text:p>
          </table:table-cell>
          <table:table-cell table:formula="of:=ATAN(TAN([.$C$4]/2)*2*([.G12]/[.$C$1]))" office:value-type="float" office:value="0.00045567009099313" calcext:value-type="float">
            <text:p>0.00045567009099313</text:p>
          </table:table-cell>
          <table:table-cell/>
          <table:table-cell table:formula="of:=[.$C$3]/[.$B$1]*[.F12]" office:value-type="float" office:value="-0.00970746754262498" calcext:value-type="float">
            <text:p>-0.00970746754262498</text:p>
          </table:table-cell>
          <table:table-cell table:formula="of:=[.$C$4]/[.$C$1]*[.G12]" office:value-type="float" office:value="0.000455017840421469" calcext:value-type="float">
            <text:p>0.00045501784042146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3]-[.$B$1]/2+[.C13]/2" office:value-type="float" office:value="13" calcext:value-type="float">
            <text:p>13</text:p>
          </table:table-cell>
          <table:table-cell table:formula="of:=-([.B13]-[.$C$1]/2+[.D13]/2)" office:value-type="float" office:value="-23" calcext:value-type="float">
            <text:p>-23</text:p>
          </table:table-cell>
          <table:table-cell/>
          <table:table-cell table:formula="of:=ATAN(TAN([.$C$3]/2)*2*([.F13]/[.$B$1]))" office:value-type="float" office:value="0.00118474176427358" calcext:value-type="float">
            <text:p>0.00118474176427358</text:p>
          </table:table-cell>
          <table:table-cell table:formula="of:=ATAN(TAN([.$C$4]/2)*2*([.G13]/[.$C$1]))" office:value-type="float" office:value="-0.00209607949389371" calcext:value-type="float">
            <text:p>-0.00209607949389371</text:p>
          </table:table-cell>
          <table:table-cell/>
          <table:table-cell table:formula="of:=[.$C$3]/[.$B$1]*[.F13]" office:value-type="float" office:value="0.00117941194443107" calcext:value-type="float">
            <text:p>0.00117941194443107</text:p>
          </table:table-cell>
          <table:table-cell table:formula="of:=[.$C$4]/[.$C$1]*[.G13]" office:value-type="float" office:value="-0.00209308206593876" calcext:value-type="float">
            <text:p>-0.0020930820659387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4]-[.$B$1]/2+[.C14]/2" office:value-type="float" office:value="-219.5" calcext:value-type="float">
            <text:p>-219.5</text:p>
          </table:table-cell>
          <table:table-cell table:formula="of:=-([.B14]-[.$C$1]/2+[.D14]/2)" office:value-type="float" office:value="-64.5" calcext:value-type="float">
            <text:p>-64.5</text:p>
          </table:table-cell>
          <table:table-cell/>
          <table:table-cell table:formula="of:=ATAN(TAN([.$C$3]/2)*2*([.F14]/[.$B$1]))" office:value-type="float" office:value="-0.0200012507852232" calcext:value-type="float">
            <text:p>-0.0200012507852232</text:p>
          </table:table-cell>
          <table:table-cell table:formula="of:=ATAN(TAN([.$C$4]/2)*2*([.G14]/[.$C$1]))" office:value-type="float" office:value="-0.00587807688035732" calcext:value-type="float">
            <text:p>-0.00587807688035732</text:p>
          </table:table-cell>
          <table:table-cell/>
          <table:table-cell table:formula="of:=[.$C$3]/[.$B$1]*[.F14]" office:value-type="float" office:value="-0.01991391706174" calcext:value-type="float">
            <text:p>-0.01991391706174</text:p>
          </table:table-cell>
          <table:table-cell table:formula="of:=[.$C$4]/[.$C$1]*[.G14]" office:value-type="float" office:value="-0.00586973014143695" calcext:value-type="float">
            <text:p>-0.0058697301414369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88" calcext:value-type="float">
            <text:p>88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5]-[.$B$1]/2+[.C15]/2" office:value-type="float" office:value="-333.5" calcext:value-type="float">
            <text:p>-333.5</text:p>
          </table:table-cell>
          <table:table-cell table:formula="of:=-([.B15]-[.$C$1]/2+[.D15]/2)" office:value-type="float" office:value="-193" calcext:value-type="float">
            <text:p>-193</text:p>
          </table:table-cell>
          <table:table-cell/>
          <table:table-cell table:formula="of:=ATAN(TAN([.$C$3]/2)*2*([.F15]/[.$B$1]))" office:value-type="float" office:value="-0.0303838438204971" calcext:value-type="float">
            <text:p>-0.0303838438204971</text:p>
          </table:table-cell>
          <table:table-cell table:formula="of:=ATAN(TAN([.$C$4]/2)*2*([.G15]/[.$C$1]))" office:value-type="float" office:value="-0.0175870532540922" calcext:value-type="float">
            <text:p>-0.0175870532540922</text:p>
          </table:table-cell>
          <table:table-cell/>
          <table:table-cell table:formula="of:=[.$C$3]/[.$B$1]*[.F15]" office:value-type="float" office:value="-0.0302564525744433" calcext:value-type="float">
            <text:p>-0.0302564525744433</text:p>
          </table:table-cell>
          <table:table-cell table:formula="of:=[.$C$4]/[.$C$1]*[.G15]" office:value-type="float" office:value="-0.0175636886402687" calcext:value-type="float">
            <text:p>-0.0175636886402687</text:p>
          </table:table-cell>
        </table:table-row>
      </table:table>
      <table:table table:name="Shot 5" table:style-name="ta1">
        <table:shapes>
          <draw:frame draw:z-index="0" draw:style-name="gr1" draw:text-style-name="P1" svg:width="7.6768in" svg:height="5.2626in" svg:x="1.6701in" svg:y="4.5602in">
            <draw:object draw:notify-on-update-of-ranges="'Shot 5'.I8:'Shot 5'.I16 'Shot 5'.J7:'Shot 5'.J7 'Shot 5'.J8:'Shot 5'.J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:3 fov</text:p>
          </table:table-cell>
          <table:table-cell office:value-type="float" office:value="10" calcext:value-type="float">
            <text:p>10</text:p>
          </table:table-cell>
          <table:table-cell table:formula="of:=RADIANS([.B2])" office:value-type="float" office:value="0.174532925199433" calcext:value-type="float">
            <text:p>0.174532925199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tual fov</text:p>
          </table:table-cell>
          <table:table-cell table:formula="of:=DEGREES([.C3])" office:value-type="float" office:value="13.3071412624184" calcext:value-type="float">
            <text:p>13.3071412624184</text:p>
          </table:table-cell>
          <table:table-cell table:formula="of:=2*ATAN(TAN([.C2]/2)*([.B1]/[.C1])/(4/3))" office:value-type="float" office:value="0.232253429057196" calcext:value-type="float">
            <text:p>0.232253429057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 fov</text:p>
          </table:table-cell>
          <table:table-cell table:formula="of:=DEGREES([.C4])" office:value-type="float" office:value="7.50833333548052" calcext:value-type="float">
            <text:p>7.50833333548052</text:p>
          </table:table-cell>
          <table:table-cell table:formula="of:=2*ATAN(TAN([.C2]/2)*(3/4))" office:value-type="float" office:value="0.131045138041383" calcext:value-type="float">
            <text:p>0.131045138041383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op left</text:p>
          </table:table-cell>
          <table:table-cell/>
          <table:table-cell office:value-type="string" calcext:value-type="string">
            <text:p>rect size</text:p>
          </table:table-cell>
          <table:table-cell table:number-columns-repeated="2"/>
          <table:table-cell office:value-type="string" calcext:value-type="string">
            <text:p>rel. center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2"/>
          <table:table-cell office:value-type="string" calcext:value-type="string">
            <text:p>radians approx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8]-[.$B$1]/2+[.C8]/2" office:value-type="float" office:value="-5" calcext:value-type="float">
            <text:p>-5</text:p>
          </table:table-cell>
          <table:table-cell table:formula="of:=-([.B8]-[.$C$1]/2+[.D8]/2)" office:value-type="float" office:value="293" calcext:value-type="float">
            <text:p>293</text:p>
          </table:table-cell>
          <table:table-cell/>
          <table:table-cell table:formula="of:=ATAN(TAN([.$C$3]/2)*2*([.F8]/[.$B$1]))" office:value-type="float" office:value="-0.00045567009099313" calcext:value-type="float">
            <text:p>-0.00045567009099313</text:p>
          </table:table-cell>
          <table:table-cell table:formula="of:=ATAN(TAN([.$C$4]/2)*2*([.G8]/[.$C$1]))" office:value-type="float" office:value="0.026695925555119" calcext:value-type="float">
            <text:p>0.026695925555119</text:p>
          </table:table-cell>
          <table:table-cell/>
          <table:table-cell table:formula="of:=[.$C$3]/[.$B$1]*[.F8]" office:value-type="float" office:value="-0.000453619978627335" calcext:value-type="float">
            <text:p>-0.000453619978627335</text:p>
          </table:table-cell>
          <table:table-cell table:formula="of:=[.$C$4]/[.$C$1]*[.G8]" office:value-type="float" office:value="0.0266640454486981" calcext:value-type="float">
            <text:p>0.026664045448698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20" calcext:value-type="float">
            <text:p>4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9]-[.$B$1]/2+[.C9]/2" office:value-type="float" office:value="235" calcext:value-type="float">
            <text:p>235</text:p>
          </table:table-cell>
          <table:table-cell table:formula="of:=-([.B9]-[.$C$1]/2+[.D9]/2)" office:value-type="float" office:value="274" calcext:value-type="float">
            <text:p>274</text:p>
          </table:table-cell>
          <table:table-cell/>
          <table:table-cell table:formula="of:=ATAN(TAN([.$C$3]/2)*2*([.F9]/[.$B$1]))" office:value-type="float" office:value="0.0214132223181973" calcext:value-type="float">
            <text:p>0.0214132223181973</text:p>
          </table:table-cell>
          <table:table-cell table:formula="of:=ATAN(TAN([.$C$4]/2)*2*([.G9]/[.$C$1]))" office:value-type="float" office:value="0.0249655345990911" calcext:value-type="float">
            <text:p>0.0249655345990911</text:p>
          </table:table-cell>
          <table:table-cell/>
          <table:table-cell table:formula="of:=[.$C$3]/[.$B$1]*[.F9]" office:value-type="float" office:value="0.0213201389954848" calcext:value-type="float">
            <text:p>0.0213201389954848</text:p>
          </table:table-cell>
          <table:table-cell table:formula="of:=[.$C$4]/[.$C$1]*[.G9]" office:value-type="float" office:value="0.0249349776550965" calcext:value-type="float">
            <text:p>0.024934977655096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0]-[.$B$1]/2+[.C10]/2" office:value-type="float" office:value="-31" calcext:value-type="float">
            <text:p>-31</text:p>
          </table:table-cell>
          <table:table-cell table:formula="of:=-([.B10]-[.$C$1]/2+[.D10]/2)" office:value-type="float" office:value="13" calcext:value-type="float">
            <text:p>13</text:p>
          </table:table-cell>
          <table:table-cell/>
          <table:table-cell table:formula="of:=ATAN(TAN([.$C$3]/2)*2*([.F10]/[.$B$1]))" office:value-type="float" office:value="-0.0028251472434036" calcext:value-type="float">
            <text:p>-0.0028251472434036</text:p>
          </table:table-cell>
          <table:table-cell table:formula="of:=ATAN(TAN([.$C$4]/2)*2*([.G10]/[.$C$1]))" office:value-type="float" office:value="0.00118474176427358" calcext:value-type="float">
            <text:p>0.00118474176427358</text:p>
          </table:table-cell>
          <table:table-cell/>
          <table:table-cell table:formula="of:=[.$C$3]/[.$B$1]*[.F10]" office:value-type="float" office:value="-0.00281244386748948" calcext:value-type="float">
            <text:p>-0.00281244386748948</text:p>
          </table:table-cell>
          <table:table-cell table:formula="of:=[.$C$4]/[.$C$1]*[.G10]" office:value-type="float" office:value="0.00118304638509582" calcext:value-type="float">
            <text:p>0.0011830463850958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1]-[.$B$1]/2+[.C11]/2" office:value-type="float" office:value="214.5" calcext:value-type="float">
            <text:p>214.5</text:p>
          </table:table-cell>
          <table:table-cell table:formula="of:=-([.B11]-[.$C$1]/2+[.D11]/2)" office:value-type="float" office:value="1.5" calcext:value-type="float">
            <text:p>1.5</text:p>
          </table:table-cell>
          <table:table-cell/>
          <table:table-cell table:formula="of:=ATAN(TAN([.$C$3]/2)*2*([.F11]/[.$B$1]))" office:value-type="float" office:value="0.019545758810499" calcext:value-type="float">
            <text:p>0.019545758810499</text:p>
          </table:table-cell>
          <table:table-cell table:formula="of:=ATAN(TAN([.$C$4]/2)*2*([.G11]/[.$C$1]))" office:value-type="float" office:value="0.000136701035907738" calcext:value-type="float">
            <text:p>0.000136701035907738</text:p>
          </table:table-cell>
          <table:table-cell/>
          <table:table-cell table:formula="of:=[.$C$3]/[.$B$1]*[.F11]" office:value-type="float" office:value="0.0194602970831127" calcext:value-type="float">
            <text:p>0.0194602970831127</text:p>
          </table:table-cell>
          <table:table-cell table:formula="of:=[.$C$4]/[.$C$1]*[.G11]" office:value-type="float" office:value="0.000136505352126441" calcext:value-type="float">
            <text:p>0.00013650535212644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A12]-[.$B$1]/2+[.C12]/2" office:value-type="float" office:value="-229.5" calcext:value-type="float">
            <text:p>-229.5</text:p>
          </table:table-cell>
          <table:table-cell table:formula="of:=-([.B12]-[.$C$1]/2+[.D12]/2)" office:value-type="float" office:value="-30.5" calcext:value-type="float">
            <text:p>-30.5</text:p>
          </table:table-cell>
          <table:table-cell/>
          <table:table-cell table:formula="of:=ATAN(TAN([.$C$3]/2)*2*([.F12]/[.$B$1]))" office:value-type="float" office:value="-0.0209122096447347" calcext:value-type="float">
            <text:p>-0.0209122096447347</text:p>
          </table:table-cell>
          <table:table-cell table:formula="of:=ATAN(TAN([.$C$4]/2)*2*([.G12]/[.$C$1]))" office:value-type="float" office:value="-0.00277958058900631" calcext:value-type="float">
            <text:p>-0.00277958058900631</text:p>
          </table:table-cell>
          <table:table-cell/>
          <table:table-cell table:formula="of:=[.$C$3]/[.$B$1]*[.F12]" office:value-type="float" office:value="-0.0208211570189947" calcext:value-type="float">
            <text:p>-0.0208211570189947</text:p>
          </table:table-cell>
          <table:table-cell table:formula="of:=[.$C$4]/[.$C$1]*[.G12]" office:value-type="float" office:value="-0.00277560882657096" calcext:value-type="float">
            <text:p>-0.0027756088265709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730" calcext:value-type="float">
            <text:p>73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3]-[.$B$1]/2+[.C13]/2" office:value-type="float" office:value="128.5" calcext:value-type="float">
            <text:p>128.5</text:p>
          </table:table-cell>
          <table:table-cell table:formula="of:=-([.B13]-[.$C$1]/2+[.D13]/2)" office:value-type="float" office:value="-35" calcext:value-type="float">
            <text:p>-35</text:p>
          </table:table-cell>
          <table:table-cell/>
          <table:table-cell table:formula="of:=ATAN(TAN([.$C$3]/2)*2*([.F13]/[.$B$1]))" office:value-type="float" office:value="0.0117101868529884" calcext:value-type="float">
            <text:p>0.0117101868529884</text:p>
          </table:table-cell>
          <table:table-cell table:formula="of:=ATAN(TAN([.$C$4]/2)*2*([.G13]/[.$C$1]))" office:value-type="float" office:value="-0.00318968004034124" calcext:value-type="float">
            <text:p>-0.00318968004034124</text:p>
          </table:table-cell>
          <table:table-cell/>
          <table:table-cell table:formula="of:=[.$C$3]/[.$B$1]*[.F13]" office:value-type="float" office:value="0.0116580334507225" calcext:value-type="float">
            <text:p>0.0116580334507225</text:p>
          </table:table-cell>
          <table:table-cell table:formula="of:=[.$C$4]/[.$C$1]*[.G13]" office:value-type="float" office:value="-0.00318512488295028" calcext:value-type="float">
            <text:p>-0.00318512488295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A14]-[.$B$1]/2+[.C14]/2" office:value-type="float" office:value="23" calcext:value-type="float">
            <text:p>23</text:p>
          </table:table-cell>
          <table:table-cell table:formula="of:=-([.B14]-[.$C$1]/2+[.D14]/2)" office:value-type="float" office:value="-47" calcext:value-type="float">
            <text:p>-47</text:p>
          </table:table-cell>
          <table:table-cell/>
          <table:table-cell table:formula="of:=ATAN(TAN([.$C$3]/2)*2*([.F14]/[.$B$1]))" office:value-type="float" office:value="0.00209607949389371" calcext:value-type="float">
            <text:p>0.00209607949389371</text:p>
          </table:table-cell>
          <table:table-cell table:formula="of:=ATAN(TAN([.$C$4]/2)*2*([.G14]/[.$C$1]))" office:value-type="float" office:value="-0.00428327295734593" calcext:value-type="float">
            <text:p>-0.00428327295734593</text:p>
          </table:table-cell>
          <table:table-cell/>
          <table:table-cell table:formula="of:=[.$C$3]/[.$B$1]*[.F14]" office:value-type="float" office:value="0.00208665190168574" calcext:value-type="float">
            <text:p>0.00208665190168574</text:p>
          </table:table-cell>
          <table:table-cell table:formula="of:=[.$C$4]/[.$C$1]*[.G14]" office:value-type="float" office:value="-0.00427716769996181" calcext:value-type="float">
            <text:p>-0.0042771676999618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06" calcext:value-type="float">
            <text:p>110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5]-[.$B$1]/2+[.C15]/2" office:value-type="float" office:value="-93" calcext:value-type="float">
            <text:p>-93</text:p>
          </table:table-cell>
          <table:table-cell table:formula="of:=-([.B15]-[.$C$1]/2+[.D15]/2)" office:value-type="float" office:value="-412" calcext:value-type="float">
            <text:p>-412</text:p>
          </table:table-cell>
          <table:table-cell/>
          <table:table-cell table:formula="of:=ATAN(TAN([.$C$3]/2)*2*([.F15]/[.$B$1]))" office:value-type="float" office:value="-0.00847526134708062" calcext:value-type="float">
            <text:p>-0.00847526134708062</text:p>
          </table:table-cell>
          <table:table-cell table:formula="of:=ATAN(TAN([.$C$4]/2)*2*([.G15]/[.$C$1]))" office:value-type="float" office:value="-0.0375295883975919" calcext:value-type="float">
            <text:p>-0.0375295883975919</text:p>
          </table:table-cell>
          <table:table-cell/>
          <table:table-cell table:formula="of:=[.$C$3]/[.$B$1]*[.F15]" office:value-type="float" office:value="-0.00843733160246844" calcext:value-type="float">
            <text:p>-0.00843733160246844</text:p>
          </table:table-cell>
          <table:table-cell table:formula="of:=[.$C$4]/[.$C$1]*[.G15]" office:value-type="float" office:value="-0.037493470050729" calcext:value-type="float">
            <text:p>-0.037493470050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23:39:21.229000000</meta:creation-date>
    <dc:date>2023-04-19T21:29:04.780000000</dc:date>
    <meta:editing-duration>P1DT2H42M59S</meta:editing-duration>
    <meta:editing-cycles>29</meta:editing-cycles>
    <meta:generator>LibreOffice/7.4.2.3$Windows_X86_64 LibreOffice_project/382eef1f22670f7f4118c8c2dd222ec7ad009daf</meta:generator>
    <meta:document-statistic meta:table-count="7" meta:cell-count="598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FOV Check'.A1:'FOV Check'.B12" svg:x="0.319cm" svg:y="0.18cm" svg:width="12.508cm" svg:height="8.646cm">
          <chart:coordinate-region svg:x="0.704cm" svg:y="0.379cm" svg:width="11.79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OV Check'.B1:'FOV Check'.B12" chart:class="chart:scatter">
            <chart:domain table:cell-range-address="'FOV Check'.A1:'FOV Check'.A1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5174714766474">
                <text:p>0.00255174714766474</text:p>
                <draw:g>
                  <svg:desc>'FOV Check'.A1:'FOV Check'.A12</svg:desc>
                </draw:g>
              </table:table-cell>
              <table:table-cell office:value-type="float" office:value="0.0047389337991438">
                <text:p>0.0047389337991438</text:p>
                <draw:g>
                  <svg:desc>'FOV Check'.B1:'FOV Check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106622768049011">
                <text:p>0.010662276804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9059218922758">
                <text:p>-0.0179059218922758</text:p>
              </table:table-cell>
              <table:table-cell office:value-type="float" office:value="0.0068349454011136">
                <text:p>0.0068349454011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8289182821667">
                <text:p>-0.0248289182821667</text:p>
              </table:table-cell>
              <table:table-cell office:value-type="float" office:value="-0.0163570984366958">
                <text:p>-0.016357098436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36948020271849">
                <text:p>0.00236948020271849</text:p>
              </table:table-cell>
              <table:table-cell office:value-type="float" office:value="-0.0184980967955662">
                <text:p>-0.0184980967955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5993303252115">
                <text:p>0.0235993303252115</text:p>
              </table:table-cell>
              <table:table-cell office:value-type="float" office:value="-0.0233260787332124">
                <text:p>-0.0233260787332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498982753356">
                <text:p>0.00312498982753356</text:p>
              </table:table-cell>
              <table:table-cell office:value-type="float" office:value="0.00416664255426352">
                <text:p>0.00416664255426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1'.I8:'Shot 1'.J16 'Shot 1'.J7:'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1'.J8:'Shot 1'.J16" chart:label-cell-address="'Shot 1'.J7:'Shot 1'.J7" chart:class="chart:scatter">
            <chart:domain table:cell-range-address="'Shot 1'.I8:'Shot 1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1'.J7:'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05789522877976">
                <text:p>0.00505789522877976</text:p>
                <draw:g>
                  <svg:desc>'Shot 1'.I8:'Shot 1'.I16</svg:desc>
                </draw:g>
              </table:table-cell>
              <table:table-cell office:value-type="float" office:value="0.0222785823780484">
                <text:p>0.0222785823780484</text:p>
                <draw:g>
                  <svg:desc>'Shot 1'.J8:'Shot 1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6099014718313">
                <text:p>0.0296099014718313</text:p>
              </table:table-cell>
              <table:table-cell office:value-type="float" office:value="0.021640951812492">
                <text:p>0.021640951812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11315016136349">
                <text:p>0.00911315016136349</text:p>
              </table:table-cell>
              <table:table-cell office:value-type="float" office:value="0.0153548762643573">
                <text:p>0.0153548762643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501232937175591">
                <text:p>-0.00501232937175591</text:p>
              </table:table-cell>
              <table:table-cell office:value-type="float" office:value="0.00934096582463589">
                <text:p>0.0093409658246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3524658234011">
                <text:p>0.00323524658234011</text:p>
              </table:table-cell>
              <table:table-cell office:value-type="float" office:value="0.0047844997782128">
                <text:p>0.0047844997782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9977841878467">
                <text:p>0.00359977841878467</text:p>
              </table:table-cell>
              <table:table-cell office:value-type="float" office:value="0.00154927717704782">
                <text:p>0.00154927717704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699966759703">
                <text:p>0.0274699966759703</text:p>
              </table:table-cell>
              <table:table-cell office:value-type="float" office:value="-0.00205051267752061">
                <text:p>-0.00205051267752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89991577501204">
                <text:p>-0.0189991577501204</text:p>
              </table:table-cell>
              <table:table-cell office:value-type="float" office:value="-0.0261039671745708">
                <text:p>-0.026103967174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90 FOV Shot 1'.I8:'90 FOV Shot 1'.J13 '90 FOV Shot 1'.J7:'90 FOV Shot 1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90 FOV Shot 1'.J8:'90 FOV Shot 1'.J13" chart:label-cell-address="'90 FOV Shot 1'.J7:'90 FOV Shot 1'.J7" chart:class="chart:scatter">
            <chart:domain table:cell-range-address="'90 FOV Shot 1'.I8:'90 FOV Shot 1'.I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90 FOV Shot 1'.J7:'90 FOV Shot 1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2498982753356">
                <text:p>0.00312498982753356</text:p>
                <draw:g>
                  <svg:desc>'90 FOV Shot 1'.I8:'90 FOV Shot 1'.I13</svg:desc>
                </draw:g>
              </table:table-cell>
              <table:table-cell office:value-type="float" office:value="0.00416664255426352">
                <text:p>0.00416664255426352</text:p>
                <draw:g>
                  <svg:desc>'90 FOV Shot 1'.J8:'90 FOV Shot 1'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989551032751496">
                <text:p>0.00989551032751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1858078458974">
                <text:p>-0.0171858078458974</text:p>
              </table:table-cell>
              <table:table-cell office:value-type="float" office:value="0.00624991862169896">
                <text:p>0.00624991862169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44742788768024">
                <text:p>-0.0244742788768024</text:p>
              </table:table-cell>
              <table:table-cell office:value-type="float" office:value="-0.0171858078458974">
                <text:p>-0.017185807845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416077981212">
                <text:p>0.00260416077981212</text:p>
              </table:table-cell>
              <table:table-cell office:value-type="float" office:value="-0.0192684483602763">
                <text:p>-0.0192684483602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4742788768024">
                <text:p>0.0244742788768024</text:p>
              </table:table-cell>
              <table:table-cell office:value-type="float" office:value="-0.0239537508697925">
                <text:p>-0.02395375086979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5'.I8:'Shot 5'.J16 'Shot 5'.J7:'Shot 5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5'.J8:'Shot 5'.J16" chart:label-cell-address="'Shot 5'.J7:'Shot 5'.J7" chart:class="chart:scatter">
            <chart:domain table:cell-range-address="'Shot 5'.I8:'Shot 5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5'.J7:'Shot 5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45567009099313">
                <text:p>-0.00045567009099313</text:p>
                <draw:g>
                  <svg:desc>'Shot 5'.I8:'Shot 5'.I16</svg:desc>
                </draw:g>
              </table:table-cell>
              <table:table-cell office:value-type="float" office:value="0.026695925555119">
                <text:p>0.026695925555119</text:p>
                <draw:g>
                  <svg:desc>'Shot 5'.J8:'Shot 5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4132223181973">
                <text:p>0.0214132223181973</text:p>
              </table:table-cell>
              <table:table-cell office:value-type="float" office:value="0.0249655345990911">
                <text:p>0.024965534599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8251472434036">
                <text:p>-0.0028251472434036</text:p>
              </table:table-cell>
              <table:table-cell office:value-type="float" office:value="0.00118474176427358">
                <text:p>0.00118474176427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545758810499">
                <text:p>0.019545758810499</text:p>
              </table:table-cell>
              <table:table-cell office:value-type="float" office:value="0.000136701035907738">
                <text:p>0.000136701035907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09122096447347">
                <text:p>-0.0209122096447347</text:p>
              </table:table-cell>
              <table:table-cell office:value-type="float" office:value="-0.00277958058900631">
                <text:p>-0.00277958058900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7101868529884">
                <text:p>0.0117101868529884</text:p>
              </table:table-cell>
              <table:table-cell office:value-type="float" office:value="-0.00318968004034124">
                <text:p>-0.00318968004034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9607949389371">
                <text:p>0.00209607949389371</text:p>
              </table:table-cell>
              <table:table-cell office:value-type="float" office:value="-0.00428327295734593">
                <text:p>-0.00428327295734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847526134708062">
                <text:p>-0.00847526134708062</text:p>
              </table:table-cell>
              <table:table-cell office:value-type="float" office:value="-0.0375295883975919">
                <text:p>-0.0375295883975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4'.I8:'Shot 4'.J16 'Shot 4'.J7:'Shot 4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4'.J8:'Shot 4'.J16" chart:label-cell-address="'Shot 4'.J7:'Shot 4'.J7" chart:class="chart:scatter">
            <chart:domain table:cell-range-address="'Shot 4'.I8:'Shot 4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4'.J7:'Shot 4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3052823657187">
                <text:p>-0.023052823657187</text:p>
                <draw:g>
                  <svg:desc>'Shot 4'.I8:'Shot 4'.I16</svg:desc>
                </draw:g>
              </table:table-cell>
              <table:table-cell office:value-type="float" office:value="0.0239181193914395">
                <text:p>0.0239181193914395</text:p>
                <draw:g>
                  <svg:desc>'Shot 4'.J8:'Shot 4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5913083761089">
                <text:p>-0.0195913083761089</text:p>
              </table:table-cell>
              <table:table-cell office:value-type="float" office:value="0.0194091096277278">
                <text:p>0.0194091096277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2136644603199">
                <text:p>-0.0132136644603199</text:p>
              </table:table-cell>
              <table:table-cell office:value-type="float" office:value="0.00993328195233511">
                <text:p>0.00993328195233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591182282176">
                <text:p>0.0055591182282176</text:p>
              </table:table-cell>
              <table:table-cell office:value-type="float" office:value="0.00209607949389371">
                <text:p>0.00209607949389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7510315592077">
                <text:p>-0.0097510315592077</text:p>
              </table:table-cell>
              <table:table-cell office:value-type="float" office:value="0.00045567009099313">
                <text:p>0.00045567009099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8474176427358">
                <text:p>0.00118474176427358</text:p>
              </table:table-cell>
              <table:table-cell office:value-type="float" office:value="-0.00209607949389371">
                <text:p>-0.00209607949389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00012507852232">
                <text:p>-0.0200012507852232</text:p>
              </table:table-cell>
              <table:table-cell office:value-type="float" office:value="-0.00587807688035732">
                <text:p>-0.00587807688035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03838438204971">
                <text:p>-0.0303838438204971</text:p>
              </table:table-cell>
              <table:table-cell office:value-type="float" office:value="-0.0175870532540922">
                <text:p>-0.017587053254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3'.I8:'Shot 3'.J16 'Shot 3'.J7:'Shot 3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3'.J8:'Shot 3'.J16" chart:label-cell-address="'Shot 3'.J7:'Shot 3'.J7" chart:class="chart:scatter">
            <chart:domain table:cell-range-address="'Shot 3'.I8:'Shot 3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3'.J7:'Shot 3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84980967955662">
                <text:p>-0.0184980967955662</text:p>
                <draw:g>
                  <svg:desc>'Shot 3'.I8:'Shot 3'.I16</svg:desc>
                </draw:g>
              </table:table-cell>
              <table:table-cell office:value-type="float" office:value="0.0102977807468128">
                <text:p>0.0102977807468128</text:p>
                <draw:g>
                  <svg:desc>'Shot 3'.J8:'Shot 3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37938085003691">
                <text:p>-0.000637938085003691</text:p>
              </table:table-cell>
              <table:table-cell office:value-type="float" office:value="0.0097510315592077">
                <text:p>0.0097510315592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758323774066">
                <text:p>0.0125758323774066</text:p>
              </table:table-cell>
              <table:table-cell office:value-type="float" office:value="0.0097510315592077">
                <text:p>0.0097510315592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060198360627">
                <text:p>0.027060198360627</text:p>
              </table:table-cell>
              <table:table-cell office:value-type="float" office:value="0.00920427654151333">
                <text:p>0.0092042765415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7978481764853">
                <text:p>0.0337978481764853</text:p>
              </table:table-cell>
              <table:table-cell office:value-type="float" office:value="0.0057413804578219">
                <text:p>0.0057413804578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37938085003691">
                <text:p>0.000637938085003691</text:p>
              </table:table-cell>
              <table:table-cell office:value-type="float" office:value="0.00127587565077086">
                <text:p>0.00127587565077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32136644603199">
                <text:p>-0.0132136644603199</text:p>
              </table:table-cell>
              <table:table-cell office:value-type="float" office:value="-0.000273402066706364">
                <text:p>-0.00027340206670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61495030895636">
                <text:p>-0.0261495030895636</text:p>
              </table:table-cell>
              <table:table-cell office:value-type="float" office:value="-0.0261495030895636">
                <text:p>-0.0261495030895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cm" svg:height="13.368cm" xlink:href=".." xlink:type="simple" chart:class="chart:scatter" chart:style-name="ch1">
        <chart:plot-area chart:style-name="ch2" table:cell-range-address="'Shot 2'.I8:'Shot 2'.J16 'Shot 2'.J7:'Shot 2'.J7" chart:data-source-has-labels="row" svg:x="0.39cm" svg:y="0.267cm" svg:width="18.72cm" svg:height="12.834cm">
          <chart:coordinate-region svg:x="0.774cm" svg:y="0.466cm" svg:width="18.004cm" svg:height="12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hot 2'.J8:'Shot 2'.J16" chart:label-cell-address="'Shot 2'.J7:'Shot 2'.J7" chart:class="chart:scatter">
            <chart:domain table:cell-range-address="'Shot 2'.I8:'Shot 2'.I1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'Shot 2'.J7:'Shot 2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052823657187">
                <text:p>0.023052823657187</text:p>
                <draw:g>
                  <svg:desc>'Shot 2'.I8:'Shot 2'.I16</svg:desc>
                </draw:g>
              </table:table-cell>
              <table:table-cell office:value-type="float" office:value="0.0334337238608277">
                <text:p>0.0334337238608277</text:p>
                <draw:g>
                  <svg:desc>'Shot 2'.J8:'Shot 2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251472434036">
                <text:p>0.0028251472434036</text:p>
              </table:table-cell>
              <table:table-cell office:value-type="float" office:value="0.0317950560731181">
                <text:p>0.031795056073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5325765022443">
                <text:p>0.0135325765022443</text:p>
              </table:table-cell>
              <table:table-cell office:value-type="float" office:value="0.00524015844495268">
                <text:p>0.00524015844495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46061369562782">
                <text:p>-0.00246061369562782</text:p>
              </table:table-cell>
              <table:table-cell office:value-type="float" office:value="0.00100247393375435">
                <text:p>0.00100247393375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92364230597101">
                <text:p>-0.00592364230597101</text:p>
              </table:table-cell>
              <table:table-cell office:value-type="float" office:value="-0.00118474176427358">
                <text:p>-0.00118474176427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17775884329979">
                <text:p>-0.0217775884329979</text:p>
              </table:table-cell>
              <table:table-cell office:value-type="float" office:value="-0.00250618042684994">
                <text:p>-0.00250618042684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65848716924282">
                <text:p>-0.0165848716924282</text:p>
              </table:table-cell>
              <table:table-cell office:value-type="float" office:value="-0.00829300611056794">
                <text:p>-0.00829300611056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0247393375435">
                <text:p>0.00100247393375435</text:p>
              </table:table-cell>
              <table:table-cell office:value-type="float" office:value="-0.02778872232589">
                <text:p>-0.02778872232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